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84c" officeooo:paragraph-rsid="0014084c"/>
    </style:style>
    <style:style style:name="P2" style:family="paragraph" style:parent-style-name="Standard">
      <style:text-properties officeooo:rsid="00188151" officeooo:paragraph-rsid="00188151"/>
    </style:style>
    <style:style style:name="P3" style:family="paragraph" style:parent-style-name="Standard">
      <style:text-properties officeooo:rsid="0014084c" officeooo:paragraph-rsid="0014084c"/>
    </style:style>
    <style:style style:name="P4" style:family="paragraph" style:parent-style-name="Standard">
      <style:text-properties officeooo:rsid="00188151" officeooo:paragraph-rsid="00188151"/>
    </style:style>
    <style:style style:name="T1" style:family="text">
      <style:text-properties officeooo:rsid="00156c96"/>
    </style:style>
    <style:style style:name="T2" style:family="text">
      <style:text-properties officeooo:rsid="0017a3cf"/>
    </style:style>
    <style:style style:name="T3" style:family="text">
      <style:text-properties officeooo:rsid="00194707"/>
    </style:style>
    <style:style style:name="T4" style:family="text">
      <style:text-properties officeooo:rsid="001afe12"/>
    </style:style>
    <style:style style:name="T5" style:family="text">
      <style:text-properties officeooo:rsid="001c05cc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AyD 2015</text:p>
      <text:p text:style-name="P1">Users <text:span text:style-name="T2">story</text:span>:</text:p>
      <text:p text:style-name="P1">“<text:span text:style-name="T4">como invitado quiero dar mi nombre para jugar una partida</text:span>”</text:p>
      <text:p text:style-name="P1">“<text:span text:style-name="T4">como usuario registrado quiero elegir </text:span>un n<text:span text:style-name="T4">i</text:span>vel de dificultad”</text:p>
      <text:p text:style-name="P1">“<text:span text:style-name="T4">como jugador registrado quero tener </text:span>acceso a estadisticas de <text:span text:style-name="T4">mis </text:span>juegos y un ranking general de los usuarios <text:span text:style-name="T4">registrados</text:span>”</text:p>
      <text:p text:style-name="P1">“<text:span text:style-name="T4">como usuario registrado quiero sumar </text:span>puntaje especial por partidas ganadas consecutivas”</text:p>
      <text:p text:style-name="P1">“<text:span text:style-name="T4">como usuario registrado quiero </text:span>modos de juego, por ejemplo: el mejor de 5, el mejor de 3, simple”</text:p>
      <text:p text:style-name="P1">“<text:span text:style-name="T4">tanto como para invitado como para usuario registrado queiro </text:span>jugadas con limite de tiempo”</text:p>
      <text:p text:style-name="P1">“<text:span text:style-name="T4">como usuario registrado quiero </text:span>personalizar el color de fichas y fondo”</text:p>
      <text:p text:style-name="P1">“<text:span text:style-name="T5">como usuario registrado quiero ver las estadisticas con respecto a otru usuario registrado</text:span>” <text:span text:style-name="T5">(ver cuanteas veces jugaste con otro usuario, las derrotas, las victorias, etc)</text:span></text:p>
      <text:p text:style-name="P1">“<text:span text:style-name="T5">como usuario registrado quiero poder desafiar a usuarios de ranking similar al mio</text:span>”</text:p>
      <text:p text:style-name="P1">“<text:span text:style-name="T5">como usuario registrado quero tener la posibilidad de jugar mas de una partida a la vez</text:span>”</text:p>
      <text:p text:style-name="P1">“<text:span text:style-name="T4">como usuario registrado queiero tener la posibilidad de poner foto de perfil</text:span>”</text:p>
      <text:p text:style-name="P1">“<text:span text:style-name="T5">como usuario registrado queiro modificar el avatar del jugador (no necesariamente el username con el que se registro)</text:span>”</text:p>
      <text:p text:style-name="P1">“<text:span text:style-name="T4">como usuario registrado quiero que se pueda cambiar la contraseña</text:span>”</text:p>
      <text:p text:style-name="P2"/>
      <text:p text:style-name="P2">herramientas </text:p>
      <text:p text:style-name="P2"><text:tab/>*Marven</text:p>
      <text:p text:style-name="P2"><text:tab/>*Schema</text:p>
      <text:p text:style-name="P2"><text:tab/>*ActivJDbc</text:p>
      <text:p text:style-name="P2"><text:tab/>*JUnit<text:span text:style-name="T3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44:27.499067789</meta:creation-date>
    <dc:date>2015-04-14T13:15:40.788356663</dc:date>
    <meta:editing-duration>PT4M51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0" meta:word-count="196" meta:character-count="1279" meta:non-whitespace-character-count="1098"/>
  </office:meta>
</office:document-meta>
</file>